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1E84D52ACB8200D78E6.png" manifest:media-type="image/png"/>
  <manifest:file-entry manifest:full-path="Pictures/10000001000002D9000001553251CEF515EF89F4.png" manifest:media-type="image/png"/>
  <manifest:file-entry manifest:full-path="Pictures/10000001000002D900000155B8C9C37E7D2A8D00.png" manifest:media-type="image/png"/>
  <manifest:file-entry manifest:full-path="Pictures/10000001000002D900000155CF7EDA33D4C31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edd" officeooo:paragraph-rsid="001ede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Image1" text:anchor-type="char" svg:width="17cm" svg:height="7.952cm" draw:z-index="0"><draw:image xlink:href="Pictures/10000001000002D900000155CF7EDA33D4C3103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2.</text:p>
      <text:p text:style-name="P1"><draw:frame draw:style-name="fr3" draw:name="Image2" text:anchor-type="char" svg:width="17cm" svg:height="7.952cm" draw:z-index="1"><draw:image xlink:href="Pictures/10000001000002D900000155B8C9C37E7D2A8D0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><text:soft-page-break/>3.</text:p>
      <text:p text:style-name="P1"><draw:frame draw:style-name="fr2" draw:name="Image3" text:anchor-type="char" svg:width="14.975cm" svg:height="6.232cm" draw:z-index="2"><draw:image xlink:href="Pictures/10000001000002D9000001553251CEF515EF89F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4.</text:p>
      <text:p text:style-name="P1"><draw:frame draw:style-name="fr1" draw:name="Image4" text:anchor-type="char" svg:width="17cm" svg:height="11.379cm" draw:z-index="3"><draw:image xlink:href="Pictures/10000001000002D9000001E84D52ACB8200D7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6:13:43.683486374</meta:creation-date>
    <dc:date>2023-12-28T16:15:18.359497949</dc:date>
    <meta:editing-duration>PT1M34S</meta:editing-duration>
    <meta:editing-cycles>1</meta:editing-cycles>
    <meta:document-statistic meta:table-count="0" meta:image-count="4" meta:object-count="0" meta:page-count="2" meta:paragraph-count="8" meta:word-count="4" meta:character-count="70" meta:non-whitespace-character-count="8"/>
    <meta:generator>LibreOffice/7.3.7.2$Linux_X86_64 LibreOffice_project/30$Build-2</meta:generator>
  </office:meta>
</office:document-meta>
</file>